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text-properties officeooo:rsid="000b566b" officeooo:paragraph-rsid="000b566b"/>
    </style:style>
    <style:style style:name="P5" style:family="paragraph" style:parent-style-name="Standard">
      <style:paragraph-properties fo:margin-top="0cm" fo:margin-bottom="0cm" style:contextual-spacing="false" fo:line-height="200%"/>
      <style:text-properties officeooo:rsid="000da05a" officeooo:paragraph-rsid="000da05a"/>
    </style:style>
    <style:style style:name="P6" style:family="paragraph" style:parent-style-name="Text_20_body">
      <style:text-properties officeooo:paragraph-rsid="000c0074"/>
    </style:style>
    <style:style style:name="P7" style:family="paragraph" style:parent-style-name="Text_20_body">
      <style:text-properties fo:font-size="12pt" officeooo:rsid="000c0074" officeooo:paragraph-rsid="000c0074" style:font-size-asian="12pt" style:font-size-complex="12pt"/>
    </style:style>
    <style:style style:name="P8" style:family="paragraph" style:parent-style-name="Text_20_body">
      <style:text-properties fo:font-size="12pt" officeooo:rsid="000c0074" officeooo:paragraph-rsid="000b566b" style:font-size-asian="12pt" style:font-size-complex="12pt"/>
    </style:style>
    <style:style style:name="P9" style:family="paragraph" style:parent-style-name="Text_20_body">
      <style:text-properties fo:font-size="12pt" officeooo:rsid="000f2fb1" officeooo:paragraph-rsid="000f2fb1"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Heading_20_1">
      <style:paragraph-properties fo:break-before="page"/>
      <style:text-properties fo:font-size="14pt" style:font-size-asian="14pt" style:font-size-complex="14pt"/>
    </style:style>
    <style:style style:name="P12" style:family="paragraph" style:parent-style-name="Heading_20_2">
      <style:text-properties fo:font-size="12pt" style:font-size-asian="12pt" style:font-size-complex="12pt"/>
    </style:style>
    <style:style style:name="P13" style:family="paragraph" style:parent-style-name="Heading_20_2">
      <style:text-properties officeooo:rsid="000b566b" officeooo:paragraph-rsid="000b566b"/>
    </style:style>
    <style:style style:name="P14" style:family="paragraph" style:parent-style-name="Text_20_body" style:list-style-name="L1">
      <style:paragraph-properties fo:margin-top="0cm" fo:margin-bottom="0cm" style:contextual-spacing="false" fo:line-height="200%"/>
    </style:style>
    <style:style style:name="P15" style:family="paragraph" style:parent-style-name="Text_20_body" style:list-style-name="L2">
      <style:text-properties fo:font-size="12pt" officeooo:rsid="000c0074" officeooo:paragraph-rsid="000c0074" style:font-size-asian="12pt" style:font-size-complex="12pt"/>
    </style:style>
    <style:style style:name="P16" style:family="paragraph" style:parent-style-name="Text_20_body" style:list-style-name="L5">
      <style:text-properties fo:font-size="12pt" officeooo:rsid="000c0074" officeooo:paragraph-rsid="000f2fb1" style:font-size-asian="12pt" style:font-size-complex="12pt"/>
    </style:style>
    <style:style style:name="P17" style:family="paragraph" style:parent-style-name="Text_20_body" style:list-style-name="L7">
      <style:text-properties fo:font-size="12pt" officeooo:rsid="000c0074" officeooo:paragraph-rsid="000b566b" style:font-size-asian="12pt" style:font-size-complex="12pt"/>
    </style:style>
    <style:style style:name="P18" style:family="paragraph" style:parent-style-name="Text_20_body" style:list-style-name="L8">
      <style:text-properties fo:font-size="12pt" officeooo:rsid="000c0074" officeooo:paragraph-rsid="000f2fb1" style:font-size-asian="12pt" style:font-size-complex="12pt"/>
    </style:style>
    <style:style style:name="P19" style:family="paragraph" style:parent-style-name="Text_20_body">
      <style:text-properties fo:font-size="12pt" officeooo:rsid="000c0074" officeooo:paragraph-rsid="000c0074" style:font-size-asian="12pt" style:font-size-complex="12pt"/>
    </style:style>
    <style:style style:name="P20" style:family="paragraph" style:parent-style-name="Text_20_body" style:list-style-name="L3">
      <style:text-properties fo:font-size="12pt" officeooo:rsid="000f2fb1" officeooo:paragraph-rsid="000f2fb1" style:font-size-asian="12pt" style:font-size-complex="12pt"/>
    </style:style>
    <style:style style:name="P21" style:family="paragraph" style:parent-style-name="Text_20_body" style:list-style-name="L4">
      <style:text-properties fo:font-size="12pt" officeooo:rsid="000f2fb1" officeooo:paragraph-rsid="000f2fb1" style:font-size-asian="12pt" style:font-size-complex="12pt"/>
    </style:style>
    <style:style style:name="P22" style:family="paragraph" style:parent-style-name="Text_20_body" style:list-style-name="L5">
      <style:text-properties fo:font-size="12pt" officeooo:rsid="000f2fb1" officeooo:paragraph-rsid="000f2fb1" style:font-size-asian="12pt" style:font-size-complex="12pt"/>
    </style:style>
    <style:style style:name="P23" style:family="paragraph" style:parent-style-name="Text_20_body" style:list-style-name="L6">
      <style:text-properties fo:font-size="12pt" officeooo:rsid="000f2fb1" officeooo:paragraph-rsid="000f2fb1" style:font-size-asian="12pt" style:font-size-complex="12pt"/>
    </style:style>
    <style:style style:name="P24" style:family="paragraph" style:parent-style-name="Text_20_body" style:list-style-name="L7">
      <style:text-properties fo:font-size="12pt" officeooo:rsid="000f2fb1" officeooo:paragraph-rsid="000f2fb1" style:font-size-asian="12pt" style:font-size-complex="12pt"/>
    </style:style>
    <style:style style:name="P25" style:family="paragraph" style:parent-style-name="Text_20_body" style:list-style-name="L6">
      <style:text-properties fo:font-size="12pt" officeooo:rsid="000f2fb7" officeooo:paragraph-rsid="000f2fb7" style:font-size-asian="12pt" style:font-size-complex="12pt"/>
    </style:style>
    <style:style style:name="P26" style:family="paragraph" style:parent-style-name="Text_20_body" style:list-style-name="L9">
      <style:text-properties fo:font-size="12pt" officeooo:rsid="000f2fb7" officeooo:paragraph-rsid="000f2fb7" style:font-size-asian="12pt" style:font-size-complex="12pt"/>
    </style:style>
    <style:style style:name="P27" style:family="paragraph" style:parent-style-name="Text_20_body" style:list-style-name="L8">
      <style:text-properties fo:font-size="12pt" officeooo:rsid="000f2fb7" officeooo:paragraph-rsid="000f2fb7" style:font-size-asian="12pt" style:font-size-complex="12pt"/>
    </style:style>
    <style:style style:name="P28" style:family="paragraph" style:parent-style-name="Text_20_body" style:list-style-name="L10">
      <style:text-properties officeooo:rsid="000f2fb7" officeooo:paragraph-rsid="000f2fb7"/>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officeooo:rsid="000c0074"/>
    </style:style>
    <style:style style:name="T5" style:family="text">
      <style:text-properties officeooo:rsid="000f2fb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4">A review providing a reader who is relatively less familiar with the research topic (e.g., an internal/external member of an oral defence committee with adjacent but not direct expertise) an introduction to the general domain. </text:p>
        </text:list-item>
        <text:list-item>
          <text:p text:style-name="P14">An explanation of the overall rationale for how and why the subsequent studies were conducted. For example, the literature underlying the research questions must be sufficiently discussed. </text:p>
        </text:list-item>
        <text:list-item>
          <text:p text:style-name="P14">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5">(~10 pages)</text:p>
      <text:h text:style-name="P11" text:outline-level="1">Introduction</text:h>
      <text:h text:style-name="P12" text:outline-level="2">The ecological niche</text:h>
      <text:p text:style-name="P7"><text:tab/>What is the niche</text:p>
      <text:list text:style-name="L2">
        <text:list-item>
          <text:list>
            <text:list-item>
              <text:p text:style-name="P15"><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5">Chase and Leibold, 2005</text:span></text:a></text:p>
            </text:list-item>
            <text:list-item>
              <text:p text:style-name="P15"><text:a xlink:type="simple" xlink:href="https://doi.org/10.1098/rstb.2011.0059" text:style-name="Internet_20_link" text:visited-style-name="Visited_20_Internet_20_Link"><text:span text:style-name="T5">Wiens 2011</text:span></text:a></text:p>
            </text:list-item>
            <text:list-item>
              <text:p text:style-name="P15"><text:a xlink:type="simple" xlink:href="https://doi.org/10.1016/j.tree.2017.03.008" text:style-name="Internet_20_link" text:visited-style-name="Visited_20_Internet_20_Link"><text:span text:style-name="T5">Godsoe et al, 2017</text:span></text:a></text:p>
            </text:list-item>
            <text:list-item>
              <text:p text:style-name="P15"><text:a xlink:type="simple" xlink:href="https://doi.org/10.1073/pnas.0905137106" text:style-name="Internet_20_link" text:visited-style-name="Visited_20_Internet_20_Link"><text:span text:style-name="T5">(Holt 2009</text:span></text:a></text:p>
            </text:list-item>
          </text:list>
        </text:list-item>
      </text:list>
      <text:p text:style-name="P7"><text:tab/>Why do we care?</text:p>
      <text:p text:style-name="P7"><text:tab/>Eltonian and Grinnellian dimensions</text:p>
      <text:list text:style-name="L3">
        <text:list-item>
          <text:list>
            <text:list-item>
              <text:p text:style-name="P20"><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7"><text:tab/>Integration of these dimensions</text:p>
      <text:list text:style-name="L4">
        <text:list-item>
          <text:list>
            <text:list-item>
              <text:p text:style-name="P21"><text:a xlink:type="simple" xlink:href="../Grinnellian%20and%20Eltonian%20niches%20and%20geographic%20distributions%20of%20species" text:style-name="Internet_20_link" text:visited-style-name="Visited_20_Internet_20_Link">Sobéron et al., 2007</text:a></text:p>
            </text:list-item>
            <text:list-item>
              <text:p text:style-name="P21"><text:a xlink:type="simple" xlink:href="https://doi.org/10.1111/ecog.04006" text:style-name="Internet_20_link" text:visited-style-name="Visited_20_Internet_20_Link">Gravel et al., 2019</text:a></text:p>
            </text:list-item>
          </text:list>
        </text:list-item>
      </text:list>
      <text:p text:style-name="P9"/>
      <text:h text:style-name="Heading_20_2" text:outline-level="2">Biogeography</text:h>
      <text:p text:style-name="P7"><text:tab/>From niche to biogeography</text:p>
      <text:list text:style-name="L5">
        <text:list-item>
          <text:list>
            <text:list-item>
              <text:p text:style-name="P22"><text:a xlink:type="simple" xlink:href="https://doi.org/10.1046/j.1461-0248.2000.00143.x" text:style-name="Internet_20_link" text:visited-style-name="Visited_20_Internet_20_Link">Pulliam 2002</text:a></text:p>
            </text:list-item>
            <text:list-item>
              <text:p text:style-name="P22"><text:a xlink:type="simple" xlink:href="https://doi.org/10.1098/rstb.2011.0059" text:style-name="Internet_20_link" text:visited-style-name="Visited_20_Internet_20_Link">Wiens 2011</text:a></text:p>
            </text:list-item>
            <text:list-item>
              <text:p text:style-name="P16"><text:a xlink:type="simple" xlink:href="https://doi.org/10.1016/j.tree.2017.03.008" text:style-name="Internet_20_link" text:visited-style-name="Visited_20_Internet_20_Link"><text:span text:style-name="T5">Godsoe et al, 2017</text:span></text:a></text:p>
            </text:list-item>
          </text:list>
        </text:list-item>
      </text:list>
      <text:p text:style-name="P7"><text:tab/>Understanding spatial patterns</text:p>
      <text:list text:style-name="L9">
        <text:list-item>
          <text:list>
            <text:list-item>
              <text:p text:style-name="P26"><text:a xlink:type="simple" xlink:href="https://doi.org/10.1111/jbi.13008" text:style-name="Internet_20_link" text:visited-style-name="Visited_20_Internet_20_Link">Matthews et al., 2017</text:a></text:p>
            </text:list-item>
          </text:list>
        </text:list-item>
      </text:list>
      <text:p text:style-name="P7"><text:tab/>Ecogeographical rules</text:p>
      <text:p text:style-name="P7"><text:tab/>Biogeography of food webs</text:p>
      <text:list text:style-name="L6">
        <text:list-item>
          <text:list>
            <text:list-item>
              <text:p text:style-name="P23"><text:a xlink:type="simple" xlink:href="https://doi.org/10.1111/geb.12925" text:style-name="Internet_20_link" text:visited-style-name="Visited_20_Internet_20_Link">Baiser et al., 2019</text:a></text:p>
            </text:list-item>
            <text:list-item>
              <text:p text:style-name="P23"><text:a xlink:type="simple" xlink:href="https://doi.org/10.1111/ecog.04006" text:style-name="Internet_20_link" text:visited-style-name="Visited_20_Internet_20_Link">Gravel et al., 2019</text:a></text:p>
            </text:list-item>
            <text:list-item>
              <text:p text:style-name="P23"><text:a xlink:type="simple" xlink:href="https://doi.org/10.1111/jbi.14447" text:style-name="Internet_20_link" text:visited-style-name="Visited_20_Internet_20_Link">Windsor et al., 2022</text:a></text:p>
            </text:list-item>
            <text:list-item>
              <text:p text:style-name="P25"><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4"><text:span text:style-name="T2"><text:tab/></text:span><text:span text:style-name="T3">Trait ecology</text:span></text:p>
      <text:p text:style-name="P8"><text:tab/>Relation to niche</text:p>
      <text:list text:style-name="L7">
        <text:list-item>
          <text:list>
            <text:list-item>
              <text:p text:style-name="P17"><text:a xlink:type="simple" xlink:href="https://doi.org/10.1098/rstb.2010.0034" text:style-name="Internet_20_link" text:visited-style-name="Visited_20_Internet_20_Link"><text:span text:style-name="T5">Kerney et al., 2010</text:span></text:a></text:p>
            </text:list-item>
            <text:list-item>
              <text:p text:style-name="P24"><text:a xlink:type="simple" xlink:href="https://doi.org/10.1111/oik.05415" text:style-name="Internet_20_link" text:visited-style-name="Visited_20_Internet_20_Link">Dehling &amp; Stouffer, 2018</text:a></text:p>
            </text:list-item>
          </text:list>
        </text:list-item>
      </text:list>
      <text:p text:style-name="P8"><text:tab/>Examples</text:p>
      <text:h text:style-name="Heading_20_2" text:outline-level="2">Trait-based <text:span text:style-name="T1">modelling</text:span></text:h>
      <text:p text:style-name="P6"><text:tab/><text:span text:style-name="T4">Advantage of traits</text:span></text:p>
      <text:p text:style-name="P10"><text:tab/>Traits used to predict Grinnellian niche</text:p>
      <text:list text:style-name="L8">
        <text:list-item>
          <text:list>
            <text:list-item>
              <text:p text:style-name="P18"><text:a xlink:type="simple" xlink:href="https://doi.org/10.1098/rstb.2010.0034" text:style-name="Internet_20_link" text:visited-style-name="Visited_20_Internet_20_Link"><text:span text:style-name="T5">Kerney et al., 2010</text:span></text:a></text:p>
            </text:list-item>
            <text:list-item>
              <text:p text:style-name="P27"><text:a xlink:type="simple" xlink:href="https://doi.org/10.1111/j.1600-0587.2011.07085.x" text:style-name="Internet_20_link" text:visited-style-name="Visited_20_Internet_20_Link">Pollock et al., 2012</text:a></text:p>
            </text:list-item>
            <text:list-item>
              <text:p text:style-name="P27"><text:a xlink:type="simple" xlink:href="https://doi.org/10.1002/ece3.5969" text:style-name="Internet_20_link" text:visited-style-name="Visited_20_Internet_20_Link">Van Nuland et al., 2020</text:a></text:p>
            </text:list-item>
          </text:list>
        </text:list-item>
      </text:list>
      <text:p text:style-name="Text_20_body"><text:tab/><text:span text:style-name="T4">Traits used to predict Eltonian niche</text:span></text:p>
      <text:list text:style-name="L10">
        <text:list-item>
          <text:list>
            <text:list-item>
              <text:p text:style-name="P28"><text:a xlink:type="simple" xlink:href="https://doi.org/10.1111/2041-210X.12103" text:style-name="Internet_20_link" text:visited-style-name="Visited_20_Internet_20_Link">Gravel et al., 2013</text:a></text:p>
            </text:list-item>
            <text:list-item>
              <text:p text:style-name="P28"><text:a xlink:type="simple" xlink:href="https://doi.org/10.1111/1365-2435.12666" text:style-name="Internet_20_link" text:visited-style-name="Visited_20_Internet_20_Link">Bartomeus et al., 2016</text:a></text:p>
            </text:list-item>
            <text:list-item>
              <text:p text:style-name="P28"><text:a xlink:type="simple" xlink:href="https://doi.org/10.1016/j.tree.2015.03.014" text:style-name="Internet_20_link" text:visited-style-name="Visited_20_Internet_20_Link">Morales-Castilla et al., 2015</text:a></text:p>
            </text:list-item>
            <text:list-item>
              <text:p text:style-name="P28"><text:a xlink:type="simple" xlink:href="https://doi.org/10.1111/2041-210X.13329" text:style-name="Internet_20_link" text:visited-style-name="Visited_20_Internet_20_Link">Pichler et al., 2020</text:a></text:p>
            </text:list-item>
          </text:list>
        </text:list-item>
      </text:list>
      <text:p text:style-name="Text_20_body"><text:tab/><text:span text:style-name="T4">Assumptions </text:span></text:p>
      <text:h text:style-name="P13" text:outline-level="2">Trophic interactions and food webs</text:h>
      <text:p text:style-name="Text_20_body"><text:tab/><text:span text:style-name="T4">What are trophic interactions, why we care</text:span></text:p>
      <text:p text:style-name="Text_20_body"><text:tab/><text:span text:style-name="T4">From trophic interactions to food webs</text:span></text:p>
      <text:p text:style-name="Text_20_body"><text:tab/><text:span text:style-name="T4">Food webs emerging properties</text:span></text:p>
      <text:p text:style-name="Text_20_body"><text:tab/><text:span text:style-name="T4">Constraints on interactions</text:span></text:p>
      <text:p text:style-name="Text_20_body"><text:tab/><text:span text:style-name="T4">Constraints on food webs</text:span></text:p>
      <text:h text:style-name="Heading_20_2" text:outline-level="2">Within niche movement and migration in birds</text:h>
      <text:p text:style-name="Text_20_body"><text:tab/><text:span text:style-name="T4">Why bird migrate</text:span></text:p>
      <text:p text:style-name="P10"><text:tab/>Geographic movement and niche movement</text:p>
      <text:p text:style-name="Text_20_body"><text:tab/><text:span text:style-name="T4">Relations to traits</text:span></text:p>
      <text:p text:style-name="P6"><text:tab/><text:span text:style-name="T4">Bird and trait diversity consequences</text:span></text:p>
      <text:h text:style-name="Heading_20_2" text:outline-level="2"><text:soft-page-break/>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09T10:36:20.667979610</dc:date>
    <dc:creator>Dominique Caron</dc:creator>
    <meta:editing-duration>PT1H20M32S</meta:editing-duration>
    <meta:editing-cycles>7</meta:editing-cycles>
    <meta:document-statistic meta:table-count="0" meta:image-count="0" meta:object-count="0" meta:page-count="4" meta:paragraph-count="63" meta:word-count="404" meta:character-count="2465" meta:non-whitespace-character-count="2122"/>
  </office:meta>
</office:document-meta>
</file>